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999cm" svg:height="1.781cm" svg:x="3.001cm" svg:y="5.501cm">
          <text:p text:style-name="P1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5cm" svg:height="2cm" svg:x="2.501cm" svg:y="11.782cm">
          <text:p text:style-name="P1">Adapta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5.5cm" svg:height="2cm" svg:x="2.501cm" svg:y="18.282cm">
          <text:p text:style-name="P1">Traduct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cm" svg:height="4cm" svg:x="8.001cm" svg:y="24.582cm">
          <text:p text:style-name="P1">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cm" svg:height="3.5cm" svg:x="6.048cm" svg:y="7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cm" svg:height="3.5cm" svg:x="8.001cm" svg:y="14.2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cm" svg:height="3.5cm" svg:x="8.001cm" svg:y="20.7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3.5cm" svg:x="10.501cm" svg:y="20.7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3.5cm" svg:x="10.501cm" svg:y="14.2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4cm" svg:height="2.999cm" svg:x="1.048cm" svg:y="7.952cm">
          <text:p text:style-name="P1">Est-ce</text:p>
          <text:p text:style-name="P1">que cela te</text:p>
          <text:p text:style-name="P1">concerne ?</text:p>
          <draw:enhanced-geometry svg:viewBox="0 0 21600 21600" draw:mirror-horizontal="true" draw:type="line-callout-1" draw:modifiers="-8799.8000499875 5479.2 -1328.0679830042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4.749cm" svg:height="2.999cm" svg:x="1.5cm" svg:y="14.283cm">
          <text:p text:style-name="P1">Query</text:p>
          <draw:enhanced-geometry svg:viewBox="0 0 21600 21600" draw:mirror-horizontal="true" draw:mirror-vertical="false" draw:type="line-callout-1" draw:modifiers="-10227.0315789474 7718.4 -1127.7473684210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1" draw:layer="layout" svg:width="4.749cm" svg:height="2.999cm" svg:x="1.5cm" svg:y="20.783cm">
          <text:p text:style-name="P1">Select * from...</text:p>
          <draw:enhanced-geometry svg:viewBox="0 0 21600 21600" draw:mirror-horizontal="true" draw:type="line-callout-1" draw:modifiers="-10227.0315789474 7718.4 -1127.7473684210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4.749cm" svg:height="2.999cm" svg:x="13.752cm" svg:y="20.782cm">
          <text:p text:style-name="P1">[][][][]</text:p>
          <text:p text:style-name="P1">[][][][]</text:p>
          <text:p text:style-name="P1">[][][][]</text:p>
          <text:p text:style-name="P1">relationnel</text:p>
          <draw:enhanced-geometry svg:viewBox="0 0 21600 21600" draw:mirror-horizontal="false" draw:type="line-callout-1" draw:modifiers="-12505.2631578947 10800 -1136.84210526316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4.749cm" svg:height="2.999cm" svg:x="13.752cm" svg:y="14.283cm">
          <text:p text:style-name="P1">0----0</text:p>
          <text:p text:style-name="P1"/>
          <text:p text:style-name="P1">RDF</text:p>
          <draw:enhanced-geometry svg:viewBox="0 0 21600 21600" draw:mirror-horizontal="false" draw:type="line-callout-1" draw:modifiers="-12505.2631578947 10800 -1136.84210526316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1cm" svg:height="3.5cm" svg:x="16.548cm" svg:y="7.93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2.5cm" svg:height="2.5cm" svg:x="9cm" svg:y="0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" draw:text-style-name="P1" draw:layer="layout" svg:width="1cm" svg:height="3.5cm" svg:x="7.223cm" svg:y="7.8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249cm" svg:height="2cm" svg:x="9.048cm" svg:y="7.936cm">
          <text:p text:style-name="P1">Oui</text:p>
          <draw:enhanced-geometry svg:viewBox="0 0 21600 21600" draw:mirror-horizontal="false" draw:type="line-callout-1" draw:modifiers="-12000 16181.1094452774 -24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1cm" svg:height="3.5cm" svg:x="12.048cm" svg:y="7.9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249cm" svg:height="2cm" svg:x="13.799cm" svg:y="7.936cm">
          <text:p text:style-name="P1">Query</text:p>
          <draw:enhanced-geometry svg:viewBox="0 0 21600 21600" draw:mirror-horizontal="false" draw:type="line-callout-1" draw:modifiers="-12000 16181.1094452774 -24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1" draw:layer="layout" svg:width="2.249cm" svg:height="2cm" svg:x="18.299cm" svg:y="7.936cm">
          <text:p text:style-name="P1">RDF</text:p>
          <draw:enhanced-geometry svg:viewBox="0 0 21600 21600" draw:mirror-horizontal="false" draw:type="line-callout-1" draw:modifiers="-12000 16181.1094452774 -2400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1" draw:layer="layout" svg:width="1cm" svg:height="3.5cm" draw:transform="rotate (-0.797091869386846) translate (8.504cm 2.33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cm" svg:height="3.5cm" draw:transform="rotate (0.840201501909912) translate (11.5cm 3.1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4cm" svg:height="2.999cm" svg:x="1.5cm" svg:y="1.501cm">
          <text:p text:style-name="P1">Les maladies</text:p>
          <text:p text:style-name="P1">dont...</text:p>
          <draw:enhanced-geometry svg:viewBox="0 0 21600 21600" draw:mirror-horizontal="true" draw:type="line-callout-1" draw:modifiers="-12805.5986003499 14752.8 -1328.06798300425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@n </meta:initial-creator>
    <meta:creation-date>2010-12-12T22:34:24</meta:creation-date>
    <dc:date>2010-12-12T23:30:06</dc:date>
    <dc:creator>m@n </dc:creator>
    <meta:editing-duration>PT00H55M43S</meta:editing-duration>
    <meta:editing-cycles>2</meta:editing-cycles>
    <meta:generator>OpenOffice.org/3.2$Linux OpenOffice.org_project/320m19$Build-9505</meta:generator>
    <meta:document-statistic meta:object-count="24"/>
  </office:meta>
</office:document-meta>
</file>